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3.7181in" svg:y="7.048in">
            <draw:object draw:notify-on-update-of-ranges="Sheet1.A2:Sheet1.A62 Sheet1.B2:Sheet1.B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-15.64" calcext:value-type="float">
            <text:p>-15.6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-8.28" calcext:value-type="float">
            <text:p>-8.28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-9.2" calcext:value-type="float">
            <text:p>-9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-2.76" calcext:value-type="float">
            <text:p>-2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1.96" calcext:value-type="float">
            <text:p>-11.96</text:p>
          </table:table-cell>
          <table:table-cell office:value-type="float" office:value="-2.76" calcext:value-type="float">
            <text:p>-2.7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0.92" calcext:value-type="float">
            <text:p>0.9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0.92" calcext:value-type="float">
            <text:p>0.9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18.4" calcext:value-type="float">
            <text:p>18.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30.36" calcext:value-type="float">
            <text:p>30.3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24.84" calcext:value-type="float">
            <text:p>24.8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5.88" calcext:value-type="float">
            <text:p>35.88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6.68" calcext:value-type="float">
            <text:p>26.6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6.68" calcext:value-type="float">
            <text:p>26.6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4.04" calcext:value-type="float">
            <text:p>34.04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44" calcext:value-type="float">
            <text:p>29.4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27.6" calcext:value-type="float">
            <text:p>27.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26.68" calcext:value-type="float">
            <text:p>26.6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7.6" calcext:value-type="float">
            <text:p>27.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5.76" calcext:value-type="float">
            <text:p>25.7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9.44" calcext:value-type="float">
            <text:p>29.44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8.52" calcext:value-type="float">
            <text:p>28.5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32.2" calcext:value-type="float">
            <text:p>32.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33.12" calcext:value-type="float">
            <text:p>33.1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28.52" calcext:value-type="float">
            <text:p>28.5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24.84" calcext:value-type="float">
            <text:p>24.8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3.92" calcext:value-type="float">
            <text:p>23.9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2" calcext:value-type="float">
            <text:p>23.9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5.76" calcext:value-type="float">
            <text:p>25.76</text:p>
          </table:table-cell>
          <table:table-cell office:value-type="float" office:value="-0.92" calcext:value-type="float">
            <text:p>-0.92</text:p>
          </table:table-cell>
          <table:table-cell/>
          <table:table-cell office:value-type="string" calcext:value-type="string">
            <text:p>data is from compass2.p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aph is column A vs B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6.8" calcext:value-type="float">
            <text:p>36.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34.96" calcext:value-type="float">
            <text:p>34.9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40.48" calcext:value-type="float">
            <text:p>40.4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0.48" calcext:value-type="float">
            <text:p>40.4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.16" calcext:value-type="float">
            <text:p>44.1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.96" calcext:value-type="float">
            <text:p>34.96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38.64" calcext:value-type="float">
            <text:p>38.6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40.48" calcext:value-type="float">
            <text:p>40.48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6.8" calcext:value-type="float">
            <text:p>36.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2" calcext:value-type="float">
            <text:p>32.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28" calcext:value-type="float">
            <text:p>31.2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29.44" calcext:value-type="float">
            <text:p>29.4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30.36" calcext:value-type="float">
            <text:p>30.36</text:p>
          </table:table-cell>
          <table:table-cell office:value-type="float" office:value="-1.84" calcext:value-type="float">
            <text:p>-1.84</text:p>
          </table:table-cell>
          <table:table-cell table:number-columns-repeated="2"/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3.68" calcext:value-type="float">
            <text:p>-3.68</text:p>
          </table:table-cell>
          <table:table-cell office:value-type="float" office:value="28.52" calcext:value-type="float">
            <text:p>28.5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27.6" calcext:value-type="float">
            <text:p>27.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24.84" calcext:value-type="float">
            <text:p>24.84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25.76" calcext:value-type="float">
            <text:p>25.7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27.6" calcext:value-type="float">
            <text:p>27.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30.36" calcext:value-type="float">
            <text:p>30.3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25.76" calcext:value-type="float">
            <text:p>25.76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3.68" calcext:value-type="float">
            <text:p>-3.68</text:p>
          </table:table-cell>
          <table:table-cell office:value-type="float" office:value="28.52" calcext:value-type="float">
            <text:p>28.52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26.68" calcext:value-type="float">
            <text:p>26.68</text:p>
          </table:table-cell>
          <table:table-cell office:value-type="float" office:value="-0.92" calcext:value-type="float">
            <text:p>-0.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15:15:45.201796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5:25:25.628371433</meta:creation-date>
    <dc:date>2015-07-10T15:17:18.598165020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2:Sheet1.B62" svg:x="0.319cm" svg:y="0.18cm" svg:width="13.097cm" svg:height="8.646cm">
          <chartooo:coordinate-region svg:x="0.557cm" svg:y="0.379cm" svg:width="12.76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2" chart:class="chart:scatter">
            <chart:domain table:cell-range-address="Sheet1.A2:Sheet1.A62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28">
                <text:p>-8.28</text:p>
                <draw:g>
                  <svg:desc>Sheet1.A2:Sheet1.A62</svg:desc>
                </draw:g>
              </table:table-cell>
              <table:table-cell office:value-type="float" office:value="-15.64">
                <text:p>-15.64</text:p>
                <draw:g>
                  <svg:desc>Sheet1.B2:Sheet1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.12">
                <text:p>-10.12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28">
                <text:p>-8.2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36">
                <text:p>-7.36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96">
                <text:p>-11.96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28">
                <text:p>-8.2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2">
                <text:p>-9.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36">
                <text:p>-7.3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28">
                <text:p>-8.2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6">
                <text:p>-4.6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76">
                <text:p>-2.7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">
                <text:p>0.92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">
                <text:p>0.92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">
                <text:p>2.76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8">
                <text:p>3.68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6">
                <text:p>2.76</text:p>
              </table:table-cell>
              <table:table-cell office:value-type="float" office:value="34.04">
                <text:p>34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4">
                <text:p>-1.8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">
                <text:p>-1.84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">
                <text:p>0.9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2">
                <text:p>0.92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4">
                <text:p>1.84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">
                <text:p>0.92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">
                <text:p>0.92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2">
                <text:p>-0.9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4">
                <text:p>-1.84</text:p>
              </table:table-cell>
              <table:table-cell office:value-type="float" office:value="33.12">
                <text:p>33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2">
                <text:p>-0.92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2">
                <text:p>-0.92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4">
                <text:p>1.84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2">
                <text:p>0.92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2">
                <text:p>-0.92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2">
                <text:p>-0.92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">
                <text:p>0.92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4.16">
                <text:p>44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92">
                <text:p>-0.92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2">
                <text:p>-0.92</text:p>
              </table:table-cell>
              <table:table-cell office:value-type="float" office:value="40.48">
                <text:p>40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2">
                <text:p>-0.92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76">
                <text:p>-2.76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84">
                <text:p>-1.84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.52">
                <text:p>-5.52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68">
                <text:p>-3.68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">
                <text:p>-4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52">
                <text:p>-5.52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6">
                <text:p>-4.6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6">
                <text:p>-4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52">
                <text:p>-5.52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4">
                <text:p>-1.84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68">
                <text:p>-3.68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4">
                <text:p>-1.84</text:p>
              </table:table-cell>
              <table:table-cell office:value-type="float" office:value="26.68">
                <text:p>26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